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ce3"/>
        <table:table-column table:style-name="co1" table:number-columns-repeated="2" table:default-cell-style-name="ce5"/>
        <table:table-column table:style-name="co1" table:visibility="collapse" table:number-columns-repeated="2" table:default-cell-style-name="ce5"/>
        <table:table-column table:style-name="co1" table:number-columns-repeated="2" table:default-cell-style-name="ce3"/>
        <table:table-column table:style-name="co1" table:visibility="collapse" table:number-columns-repeated="2" table:default-cell-style-name="ce3"/>
        <table:table-column table:style-name="co1" table:number-columns-repeated="2" table:default-cell-style-name="ce5"/>
        <table:table-column table:style-name="co1" table:visibility="collapse" table:number-columns-repeated="2" table:default-cell-style-name="ce3"/>
        <table:table-column table:style-name="co1" table:number-columns-repeated="2" table:default-cell-style-name="ce5"/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FD forward</text:p>
          </table:table-cell>
          <table:covered-table-cell table:style-name="ce10"/>
          <table:covered-table-cell table:style-name="ce9"/>
          <table:covered-table-cell table:style-name="ce10"/>
          <table:table-cell table:style-name="ce9" office:value-type="string" calcext:value-type="string" table:number-columns-spanned="4" table:number-rows-spanned="1">
            <text:p>FD Backward</text:p>
          </table:table-cell>
          <table:covered-table-cell table:style-name="ce10"/>
          <table:covered-table-cell table:style-name="ce4"/>
          <table:covered-table-cell table:style-name="Default"/>
          <table:table-cell table:style-name="ce4" office:value-type="string" calcext:value-type="string" table:number-columns-spanned="4" table:number-rows-spanned="1">
            <text:p>FE forward</text:p>
          </table:table-cell>
          <table:covered-table-cell table:style-name="ce10"/>
          <table:covered-table-cell table:style-name="ce9"/>
          <table:covered-table-cell table:style-name="ce10"/>
          <table:table-cell table:style-name="ce9" office:value-type="string" calcext:value-type="string" table:number-columns-spanned="4" table:number-rows-spanned="1">
            <text:p>FE Backward</text:p>
          </table:table-cell>
          <table:covered-table-cell table:style-name="ce10"/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5" office:value-type="float" office:value="0.200167039507989" calcext:value-type="float">
            <text:p>0.20</text:p>
          </table:table-cell>
          <table:table-cell table:style-name="ce5" office:value-type="float" office:value="0.0798550952025208" calcext:value-type="float">
            <text:p>0.08</text:p>
          </table:table-cell>
          <table:table-cell table:number-columns-repeated="2"/>
          <table:table-cell office:value-type="float" office:value="0.200167039507989" calcext:value-type="float">
            <text:p>0.20</text:p>
          </table:table-cell>
          <table:table-cell office:value-type="float" office:value="0.0798550952025208" calcext:value-type="float">
            <text:p>0.08</text:p>
          </table:table-cell>
          <table:table-cell table:style-name="ce5" table:number-columns-repeated="2"/>
          <table:table-cell office:value-type="float" office:value="5.74543622671978" calcext:value-type="float">
            <text:p>5.75E+00</text:p>
          </table:table-cell>
          <table:table-cell office:value-type="float" office:value="2.48601611714923" calcext:value-type="float">
            <text:p>2.49E+00</text:p>
          </table:table-cell>
          <table:table-cell table:number-columns-repeated="2"/>
          <table:table-cell office:value-type="float" office:value="5.75774910530695" calcext:value-type="float">
            <text:p>5.76E+00</text:p>
          </table:table-cell>
          <table:table-cell table:style-name="Default" office:value-type="float" office:value="2.4913141130454" calcext:value-type="float">
            <text:p>2.49131411304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625" calcext:value-type="float">
            <text:p>6.25E-04</text:p>
          </table:table-cell>
          <table:table-cell table:style-name="ce5" office:value-type="float" office:value="0.62930394113284" calcext:value-type="float">
            <text:p>0.63</text:p>
          </table:table-cell>
          <table:table-cell table:style-name="ce5" office:value-type="float" office:value="0.291516501360141" calcext:value-type="float">
            <text:p>0.29</text:p>
          </table:table-cell>
          <table:table-cell table:formula="of:=LOG([.C3]/[.C4]; [.$A4]/[.$A3])" office:value-type="float" office:value="-1.65255254563445" calcext:value-type="float">
            <text:p>-1.65</text:p>
          </table:table-cell>
          <table:table-cell table:formula="of:=LOG([.D3]/[.D4]; [.$A4]/[.$A3])" office:value-type="float" office:value="-1.86812118211601" calcext:value-type="float">
            <text:p>-1.87</text:p>
          </table:table-cell>
          <table:table-cell office:value-type="float" office:value="0.629304917218028" calcext:value-type="float">
            <text:p>0.63</text:p>
          </table:table-cell>
          <table:table-cell office:value-type="float" office:value="0.291517396506086" calcext:value-type="float">
            <text:p>0.29</text:p>
          </table:table-cell>
          <table:table-cell table:style-name="ce5" table:formula="of:=LOG([.G3]/[.G4]; [.$A4]/[.$A3])" office:value-type="float" office:value="-1.65255478333245" calcext:value-type="float">
            <text:p>-1.65</text:p>
          </table:table-cell>
          <table:table-cell table:style-name="ce5" table:formula="of:=LOG([.H3]/[.H4]; [.$A4]/[.$A3])" office:value-type="float" office:value="-1.86812561212469" calcext:value-type="float">
            <text:p>-1.87</text:p>
          </table:table-cell>
          <table:table-cell office:value-type="float" office:value="0.270056430181261" calcext:value-type="float">
            <text:p>2.70E-01</text:p>
          </table:table-cell>
          <table:table-cell office:value-type="float" office:value="0.121444179894438" calcext:value-type="float">
            <text:p>1.21E-01</text:p>
          </table:table-cell>
          <table:table-cell table:formula="of:=LOG([.K3]/[.K4]; [.$A4]/[.$A3])" office:value-type="float" office:value="4.41108362965862" calcext:value-type="float">
            <text:p>4.41</text:p>
          </table:table-cell>
          <table:table-cell table:formula="of:=LOG([.L3]/[.L4]; [.$A4]/[.$A3])" office:value-type="float" office:value="4.35547039273916" calcext:value-type="float">
            <text:p>4.36</text:p>
          </table:table-cell>
          <table:table-cell office:value-type="float" office:value="0.270051138347089" calcext:value-type="float">
            <text:p>2.70E-01</text:p>
          </table:table-cell>
          <table:table-cell office:value-type="float" office:value="0.121442390687269" calcext:value-type="float">
            <text:p>1.21E-01</text:p>
          </table:table-cell>
          <table:table-cell table:formula="of:=LOG([.O3]/[.O4]; [.$A4]/[.$A3])" office:value-type="float" office:value="4.41420038982963" calcext:value-type="float">
            <text:p>4.41</text:p>
          </table:table-cell>
          <table:table-cell table:formula="of:=LOG([.P3]/[.P4]; [.$A4]/[.$A3])" office:value-type="float" office:value="4.35856293093978" calcext:value-type="float">
            <text:p>4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56" calcext:value-type="float">
            <text:p>1.56E-04</text:p>
          </table:table-cell>
          <table:table-cell table:style-name="ce5" office:value-type="float" office:value="2.63038795410678" calcext:value-type="float">
            <text:p>2.63</text:p>
          </table:table-cell>
          <table:table-cell table:style-name="ce5" office:value-type="float" office:value="1.05486562027352" calcext:value-type="float">
            <text:p>1.05</text:p>
          </table:table-cell>
          <table:table-cell table:formula="of:=LOG([.C4]/[.C5]; [.$A5]/[.$A4])" office:value-type="float" office:value="-2.0634467141115" calcext:value-type="float">
            <text:p>-2.06</text:p>
          </table:table-cell>
          <table:table-cell table:formula="of:=LOG([.D4]/[.D5]; [.$A5]/[.$A4])" office:value-type="float" office:value="-1.85540977023408" calcext:value-type="float">
            <text:p>-1.86</text:p>
          </table:table-cell>
          <table:table-cell office:value-type="float" office:value="2.62745371315635" calcext:value-type="float">
            <text:p>2.63</text:p>
          </table:table-cell>
          <table:table-cell office:value-type="float" office:value="1.05373139902664" calcext:value-type="float">
            <text:p>1.05</text:p>
          </table:table-cell>
          <table:table-cell table:style-name="ce5" table:formula="of:=LOG([.G4]/[.G5]; [.$A5]/[.$A4])" office:value-type="float" office:value="-2.06183422811189" calcext:value-type="float">
            <text:p>-2.06</text:p>
          </table:table-cell>
          <table:table-cell table:style-name="ce5" table:formula="of:=LOG([.H4]/[.H5]; [.$A5]/[.$A4])" office:value-type="float" office:value="-1.85385327929484" calcext:value-type="float">
            <text:p>-1.85</text:p>
          </table:table-cell>
          <table:table-cell office:value-type="float" office:value="0.790504031117563" calcext:value-type="float">
            <text:p>7.91E-01</text:p>
          </table:table-cell>
          <table:table-cell office:value-type="float" office:value="0.38366791428489" calcext:value-type="float">
            <text:p>3.84E-01</text:p>
          </table:table-cell>
          <table:table-cell table:formula="of:=LOG([.K4]/[.K5]; [.$A5]/[.$A4])" office:value-type="float" office:value="-1.54951191951719" calcext:value-type="float">
            <text:p>-1.55</text:p>
          </table:table-cell>
          <table:table-cell table:formula="of:=LOG([.L4]/[.L5]; [.$A5]/[.$A4])" office:value-type="float" office:value="-1.65956476728678" calcext:value-type="float">
            <text:p>-1.66</text:p>
          </table:table-cell>
          <table:table-cell office:value-type="float" office:value="0.79083739086629" calcext:value-type="float">
            <text:p>7.91E-01</text:p>
          </table:table-cell>
          <table:table-cell office:value-type="float" office:value="0.383353052258754" calcext:value-type="float">
            <text:p>3.83E-01</text:p>
          </table:table-cell>
          <table:table-cell table:formula="of:=LOG([.O4]/[.O5]; [.$A5]/[.$A4])" office:value-type="float" office:value="-1.55014845373909" calcext:value-type="float">
            <text:p>-1.55</text:p>
          </table:table-cell>
          <table:table-cell table:formula="of:=LOG([.P4]/[.P5]; [.$A5]/[.$A4])" office:value-type="float" office:value="-1.65840156992202" calcext:value-type="float">
            <text:p>-1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391" calcext:value-type="float">
            <text:p>3.91E-05</text:p>
          </table:table-cell>
          <table:table-cell table:style-name="ce5" office:value-type="float" office:value="1.77850874106013" calcext:value-type="float">
            <text:p>1.78</text:p>
          </table:table-cell>
          <table:table-cell table:style-name="ce5" office:value-type="float" office:value="0.82654191408173" calcext:value-type="float">
            <text:p>0.83</text:p>
          </table:table-cell>
          <table:table-cell table:formula="of:=LOG([.C5]/[.C6]; [.$A6]/[.$A5])" office:value-type="float" office:value="0.56460753229652" calcext:value-type="float">
            <text:p>0.56</text:p>
          </table:table-cell>
          <table:table-cell table:formula="of:=LOG([.D5]/[.D6]; [.$A6]/[.$A5])" office:value-type="float" office:value="0.351899339378734" calcext:value-type="float">
            <text:p>0.35</text:p>
          </table:table-cell>
          <table:table-cell office:value-type="float" office:value="1.77744816239145" calcext:value-type="float">
            <text:p>1.78</text:p>
          </table:table-cell>
          <table:table-cell office:value-type="float" office:value="0.826213159808881" calcext:value-type="float">
            <text:p>0.83</text:p>
          </table:table-cell>
          <table:table-cell table:style-name="ce5" table:formula="of:=LOG([.G5]/[.G6]; [.$A6]/[.$A5])" office:value-type="float" office:value="0.56385786339601" calcext:value-type="float">
            <text:p>0.56</text:p>
          </table:table-cell>
          <table:table-cell table:style-name="ce5" table:formula="of:=LOG([.H5]/[.H6]; [.$A6]/[.$A5])" office:value-type="float" office:value="0.350921219708876" calcext:value-type="float">
            <text:p>0.35</text:p>
          </table:table-cell>
          <table:table-cell office:value-type="float" office:value="0.187417918274388" calcext:value-type="float">
            <text:p>1.87E-01</text:p>
          </table:table-cell>
          <table:table-cell office:value-type="float" office:value="0.0842712602193336" calcext:value-type="float">
            <text:p>8.43E-02</text:p>
          </table:table-cell>
          <table:table-cell table:formula="of:=LOG([.K5]/[.K6]; [.$A6]/[.$A5])" office:value-type="float" office:value="2.07651392965122" calcext:value-type="float">
            <text:p>2.08</text:p>
          </table:table-cell>
          <table:table-cell table:formula="of:=LOG([.L5]/[.L6]; [.$A6]/[.$A5])" office:value-type="float" office:value="2.18674551404393" calcext:value-type="float">
            <text:p>2.19</text:p>
          </table:table-cell>
          <table:table-cell office:value-type="float" office:value="0.187510893947795" calcext:value-type="float">
            <text:p>1.88E-01</text:p>
          </table:table-cell>
          <table:table-cell office:value-type="float" office:value="0.0842829151307569" calcext:value-type="float">
            <text:p>8.43E-02</text:p>
          </table:table-cell>
          <table:table-cell table:formula="of:=LOG([.O5]/[.O6]; [.$A6]/[.$A5])" office:value-type="float" office:value="2.0764066681597" calcext:value-type="float">
            <text:p>2.08</text:p>
          </table:table-cell>
          <table:table-cell table:formula="of:=LOG([.P5]/[.P6]; [.$A6]/[.$A5])" office:value-type="float" office:value="2.18536154736656" calcext:value-type="float">
            <text:p>2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00000977" calcext:value-type="float">
            <text:p>9.77E-06</text:p>
          </table:table-cell>
          <table:table-cell table:style-name="ce5" office:value-type="float" office:value="0.562535517156011" calcext:value-type="float">
            <text:p>0.56</text:p>
          </table:table-cell>
          <table:table-cell table:style-name="ce5" office:value-type="float" office:value="0.271168607381842" calcext:value-type="float">
            <text:p>0.27</text:p>
          </table:table-cell>
          <table:table-cell table:formula="of:=LOG([.C6]/[.C7]; [.$A7]/[.$A6])" office:value-type="float" office:value="1.66065197235645" calcext:value-type="float">
            <text:p>1.66</text:p>
          </table:table-cell>
          <table:table-cell table:formula="of:=LOG([.D6]/[.D7]; [.$A7]/[.$A6])" office:value-type="float" office:value="1.60789781030779" calcext:value-type="float">
            <text:p>1.61</text:p>
          </table:table-cell>
          <table:table-cell office:value-type="float" office:value="0.562397320059215" calcext:value-type="float">
            <text:p>0.56</text:p>
          </table:table-cell>
          <table:table-cell office:value-type="float" office:value="0.27111507944697" calcext:value-type="float">
            <text:p>0.27</text:p>
          </table:table-cell>
          <table:table-cell table:style-name="ce5" table:formula="of:=LOG([.G6]/[.G7]; [.$A7]/[.$A6])" office:value-type="float" office:value="1.66014586081444" calcext:value-type="float">
            <text:p>1.66</text:p>
          </table:table-cell>
          <table:table-cell table:style-name="ce5" table:formula="of:=LOG([.H6]/[.H7]; [.$A7]/[.$A6])" office:value-type="float" office:value="1.60760868117889" calcext:value-type="float">
            <text:p>1.61</text:p>
          </table:table-cell>
          <table:table-cell office:value-type="float" office:value="0.0163729968366146" calcext:value-type="float">
            <text:p>1.64E-02</text:p>
          </table:table-cell>
          <table:table-cell office:value-type="float" office:value="0.00797406186892821" calcext:value-type="float">
            <text:p>7.97E-03</text:p>
          </table:table-cell>
          <table:table-cell table:formula="of:=LOG([.K6]/[.K7]; [.$A7]/[.$A6])" office:value-type="float" office:value="3.51686857463538" calcext:value-type="float">
            <text:p>3.52</text:p>
          </table:table-cell>
          <table:table-cell table:formula="of:=LOG([.L6]/[.L7]; [.$A7]/[.$A6])" office:value-type="float" office:value="3.40165399583585" calcext:value-type="float">
            <text:p>3.40</text:p>
          </table:table-cell>
          <table:table-cell office:value-type="float" office:value="0.016530527065504" calcext:value-type="float">
            <text:p>1.65E-02</text:p>
          </table:table-cell>
          <table:table-cell office:value-type="float" office:value="0.00806329764993244" calcext:value-type="float">
            <text:p>8.06E-03</text:p>
          </table:table-cell>
          <table:table-cell table:formula="of:=LOG([.O6]/[.O7]; [.$A7]/[.$A6])" office:value-type="float" office:value="3.50376978537315" calcext:value-type="float">
            <text:p>3.50</text:p>
          </table:table-cell>
          <table:table-cell table:formula="of:=LOG([.P6]/[.P7]; [.$A7]/[.$A6])" office:value-type="float" office:value="3.38579833006144" calcext:value-type="float">
            <text:p>3.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0.00000244" calcext:value-type="float">
            <text:p>2.44E-06</text:p>
          </table:table-cell>
          <table:table-cell table:style-name="ce5" office:value-type="float" office:value="0.150845686875422" calcext:value-type="float">
            <text:p>0.15</text:p>
          </table:table-cell>
          <table:table-cell table:style-name="ce5" office:value-type="float" office:value="0.0757087451087684" calcext:value-type="float">
            <text:p>0.08</text:p>
          </table:table-cell>
          <table:table-cell table:formula="of:=LOG([.C7]/[.C8]; [.$A8]/[.$A7])" office:value-type="float" office:value="1.89887074138866" calcext:value-type="float">
            <text:p>1.90</text:p>
          </table:table-cell>
          <table:table-cell table:formula="of:=LOG([.D7]/[.D8]; [.$A8]/[.$A7])" office:value-type="float" office:value="1.84065830988343" calcext:value-type="float">
            <text:p>1.84</text:p>
          </table:table-cell>
          <table:table-cell office:value-type="float" office:value="0.150832278994522" calcext:value-type="float">
            <text:p>0.15</text:p>
          </table:table-cell>
          <table:table-cell office:value-type="float" office:value="0.0757050993408773" calcext:value-type="float">
            <text:p>0.08</text:p>
          </table:table-cell>
          <table:table-cell table:style-name="ce5" table:formula="of:=LOG([.G7]/[.G8]; [.$A8]/[.$A7])" office:value-type="float" office:value="1.89864451281439" calcext:value-type="float">
            <text:p>1.90</text:p>
          </table:table-cell>
          <table:table-cell table:style-name="ce5" table:formula="of:=LOG([.H7]/[.H8]; [.$A8]/[.$A7])" office:value-type="float" office:value="1.84044297265701" calcext:value-type="float">
            <text:p>1.84</text:p>
          </table:table-cell>
          <table:table-cell office:value-type="float" office:value="0.0032507232476954" calcext:value-type="float">
            <text:p>3.25E-03</text:p>
          </table:table-cell>
          <table:table-cell office:value-type="float" office:value="0.00162944896273223" calcext:value-type="float">
            <text:p>1.63E-03</text:p>
          </table:table-cell>
          <table:table-cell table:formula="of:=LOG([.K7]/[.K8]; [.$A8]/[.$A7])" office:value-type="float" office:value="2.3324857684736" calcext:value-type="float">
            <text:p>2.33</text:p>
          </table:table-cell>
          <table:table-cell table:formula="of:=LOG([.L7]/[.L8]; [.$A8]/[.$A7])" office:value-type="float" office:value="2.29093063393602" calcext:value-type="float">
            <text:p>2.29</text:p>
          </table:table-cell>
          <table:table-cell office:value-type="float" office:value="0.00329812778666417" calcext:value-type="float">
            <text:p>3.30E-03</text:p>
          </table:table-cell>
          <table:table-cell office:value-type="float" office:value="0.00165658557754291" calcext:value-type="float">
            <text:p>1.66E-03</text:p>
          </table:table-cell>
          <table:table-cell table:formula="of:=LOG([.O7]/[.O8]; [.$A8]/[.$A7])" office:value-type="float" office:value="2.3254135222937" calcext:value-type="float">
            <text:p>2.33</text:p>
          </table:table-cell>
          <table:table-cell table:formula="of:=LOG([.P7]/[.P8]; [.$A8]/[.$A7])" office:value-type="float" office:value="2.28315724546343" calcext:value-type="float">
            <text:p>2.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0.00000061" calcext:value-type="float">
            <text:p>6.10E-07</text:p>
          </table:table-cell>
          <table:table-cell table:style-name="ce5" office:value-type="float" office:value="0.0379008479743434" calcext:value-type="float">
            <text:p>0.04</text:p>
          </table:table-cell>
          <table:table-cell table:style-name="ce5" office:value-type="float" office:value="0.0190918594725144" calcext:value-type="float">
            <text:p>0.02</text:p>
          </table:table-cell>
          <table:table-cell table:formula="of:=LOG([.C8]/[.C9]; [.$A9]/[.$A8])" office:value-type="float" office:value="1.99277141415685" calcext:value-type="float">
            <text:p>1.99</text:p>
          </table:table-cell>
          <table:table-cell table:formula="of:=LOG([.D8]/[.D9]; [.$A9]/[.$A8])" office:value-type="float" office:value="1.98750233293596" calcext:value-type="float">
            <text:p>1.99</text:p>
          </table:table-cell>
          <table:table-cell office:value-type="float" office:value="0.0379008108847133" calcext:value-type="float">
            <text:p>0.04</text:p>
          </table:table-cell>
          <table:table-cell office:value-type="float" office:value="0.0190919438608918" calcext:value-type="float">
            <text:p>0.02</text:p>
          </table:table-cell>
          <table:table-cell table:style-name="ce5" table:formula="of:=LOG([.G8]/[.G9]; [.$A9]/[.$A8])" office:value-type="float" office:value="1.99264458668876" calcext:value-type="float">
            <text:p>1.99</text:p>
          </table:table-cell>
          <table:table-cell table:style-name="ce5" table:formula="of:=LOG([.H8]/[.H9]; [.$A9]/[.$A8])" office:value-type="float" office:value="1.98742648115438" calcext:value-type="float">
            <text:p>1.99</text:p>
          </table:table-cell>
          <table:table-cell office:value-type="float" office:value="0.000799255940184155" calcext:value-type="float">
            <text:p>7.99E-04</text:p>
          </table:table-cell>
          <table:table-cell office:value-type="float" office:value="0.000400743025809307" calcext:value-type="float">
            <text:p>4.01E-04</text:p>
          </table:table-cell>
          <table:table-cell table:formula="of:=LOG([.K8]/[.K9]; [.$A9]/[.$A8])" office:value-type="float" office:value="2.02403127006129" calcext:value-type="float">
            <text:p>2.02</text:p>
          </table:table-cell>
          <table:table-cell table:formula="of:=LOG([.L8]/[.L9]; [.$A9]/[.$A8])" office:value-type="float" office:value="2.02363484671078" calcext:value-type="float">
            <text:p>2.02</text:p>
          </table:table-cell>
          <table:table-cell office:value-type="float" office:value="0.000811079497225422" calcext:value-type="float">
            <text:p>8.11E-04</text:p>
          </table:table-cell>
          <table:table-cell office:value-type="float" office:value="0.000407609730962407" calcext:value-type="float">
            <text:p>4.08E-04</text:p>
          </table:table-cell>
          <table:table-cell table:formula="of:=LOG([.O8]/[.O9]; [.$A9]/[.$A8])" office:value-type="float" office:value="2.02373206644645" calcext:value-type="float">
            <text:p>2.02</text:p>
          </table:table-cell>
          <table:table-cell table:formula="of:=LOG([.P8]/[.P9]; [.$A9]/[.$A8])" office:value-type="float" office:value="2.02295233469367" calcext:value-type="float">
            <text:p>2.02</text:p>
          </table:table-cell>
        </table:table-row>
        <table:table-row table:style-name="ro1" table:number-rows-repeated="5">
          <table:table-cell table:number-columns-repeated="6"/>
          <table:table-cell table:style-name="ce3" table:number-columns-repeated="2"/>
          <table:table-cell table:number-columns-repeated="8"/>
          <table:table-cell table:style-name="ce3" table:number-columns-repeated="2"/>
        </table:table-row>
        <table:table-row table:style-name="ro1" table:number-rows-repeated="4">
          <table:table-cell table:number-columns-repeated="10"/>
          <table:table-cell table:style-name="ce5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2:44:47.33001004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48:25.335147199</meta:creation-date>
    <dc:date>2021-03-08T12:58:20.220433652</dc:date>
    <meta:editing-duration>PT37M58S</meta:editing-duration>
    <meta:editing-cycles>5</meta:editing-cycles>
    <meta:generator>LibreOffice/6.4.6.2$Linux_X86_64 LibreOffice_project/40$Build-2</meta:generator>
    <meta:document-statistic meta:table-count="1" meta:cell-count="140" meta:object-count="0"/>
  </office:meta>
</office:document-meta>
</file>